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1" svg:font-family="'ＭＳ ゴシック'"/>
    <style:font-face style:name="Liberation Sans1" svg:font-family="'Liberation Sans'" style:font-pitch="variable"/>
    <style:font-face style:name="Mangal1" svg:font-family="Mangal" style:font-pitch="variable"/>
    <style:font-face style:name="ＭＳ ゴシック" svg:font-family="'ＭＳ ゴシック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 draw:shadow="hidden"/>
    </style:style>
    <style:style style:name="gr2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</style:style>
    <style:style style:name="gr3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4" style:family="graphic" style:parent-style-name="standard">
      <style:graphic-properties draw:stroke="solid" svg:stroke-width="0.025cm" svg:stroke-color="#000000" draw:marker-start="Marker_5f_0" draw:marker-start-width="0.319cm" draw:marker-end="Marker_5f_0" draw:marker-end-width="0.319cm" svg:stroke-opacity="100%" draw:stroke-linejoin="round" draw:fill="none" fo:padding-top="0.137cm" fo:padding-bottom="0.137cm" fo:padding-left="0.262cm" fo:padding-right="0.262cm" draw:shadow="hidden"/>
    </style:style>
    <style:style style:name="gr5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solid" svg:stroke-width="0.042cm" svg:stroke-color="#000000" svg:stroke-opacity="100%" draw:stroke-linejoin="round" draw:fill="none" draw:textarea-horizontal-align="center" draw:textarea-vertical-align="middle" fo:padding-top="0.146cm" fo:padding-bottom="0.146cm" fo:padding-left="0.271cm" fo:padding-right="0.271cm" draw:shadow="hidden"/>
    </style:style>
    <style:style style:name="gr7" style:family="graphic" style:parent-style-name="standard">
      <style:graphic-properties draw:stroke="none" draw:fill="none" draw:textarea-vertical-align="middle" fo:min-height="0.848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1.864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84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2.88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1.254cm" fo:min-width="2.54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20%" fo:text-align="center" fo:text-indent="0cm"/>
      <style:text-properties fo:font-size="10.5pt" style:font-size-asian="10.5pt" style:font-size-complex="10.5pt"/>
    </style:style>
    <style:style style:name="T1" style:family="text">
      <style:text-properties fo:color="#000000" style:font-name="ＭＳ ゴシック1" fo:font-size="12pt" style:font-name-asian="ＭＳ ゴシック1" style:font-size-asian="12pt" style:font-name-complex="ＭＳ ゴシック1" style:font-size-complex="12pt"/>
    </style:style>
    <style:style style:name="T2" style:family="text">
      <style:text-properties fo:color="#000000" style:font-name="ＭＳ ゴシック1" fo:font-size="24pt" style:font-name-asian="ＭＳ ゴシック1" style:font-size-asian="24pt" style:font-name-complex="ＭＳ ゴシック1" style:font-size-complex="24pt"/>
    </style:style>
    <style:style style:name="T3" style:family="text">
      <style:text-properties fo:color="#000000" style:font-name="ＭＳ ゴシック1" fo:font-size="10.5pt" style:font-name-asian="ＭＳ ゴシック1" style:font-size-asian="10.5pt" style:font-name-complex="ＭＳ ゴシック1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‘O–Ê-1" draw:style-name="dp1" draw:master-page-name="Default">
        <draw:line draw:style-name="gr1" draw:layer="layout" svg:x1="10cm" svg:y1="6.5cm" svg:x2="12.999cm" svg:y2="6.5cm">
          <text:p/>
        </draw:line>
        <draw:line draw:style-name="gr1" draw:layer="layout" svg:x1="13cm" svg:y1="6.5cm" svg:x2="13cm" svg:y2="4cm">
          <text:p/>
        </draw:line>
        <draw:line draw:style-name="gr1" draw:layer="layout" svg:x1="13cm" svg:y1="4cm" svg:x2="13.499cm" svg:y2="4cm">
          <text:p/>
        </draw:line>
        <draw:line draw:style-name="gr1" draw:layer="layout" svg:x1="13.5cm" svg:y1="6.5cm" svg:x2="13.5cm" svg:y2="4cm">
          <text:p/>
        </draw:line>
        <draw:line draw:style-name="gr1" draw:layer="layout" svg:x1="13.5cm" svg:y1="6.5cm" svg:x2="16.5cm" svg:y2="6.5cm">
          <text:p/>
        </draw:line>
        <draw:line draw:style-name="gr1" draw:layer="layout" svg:x1="16.5cm" svg:y1="6.5cm" svg:x2="16.5cm" svg:y2="4cm">
          <text:p/>
        </draw:line>
        <draw:line draw:style-name="gr1" draw:layer="layout" svg:x1="16.5cm" svg:y1="4cm" svg:x2="18cm" svg:y2="4cm">
          <text:p/>
        </draw:line>
        <draw:line draw:style-name="gr1" draw:layer="layout" svg:x1="18cm" svg:y1="6.5cm" svg:x2="18cm" svg:y2="4cm">
          <text:p/>
        </draw:line>
        <draw:line draw:style-name="gr1" draw:layer="layout" svg:x1="18cm" svg:y1="6.5cm" svg:x2="27cm" svg:y2="6.5cm">
          <text:p/>
        </draw:line>
        <draw:frame draw:style-name="gr2" draw:layer="layout" svg:width="2.206cm" svg:height="0.706cm" svg:x="12cm" svg:y="3.294cm">
          <draw:text-box>
            <text:p text:style-name="P1"><text:span text:style-name="T1">FPQ</text:span></text:p>
          </draw:text-box>
        </draw:frame>
        <draw:frame draw:style-name="gr2" draw:layer="layout" svg:width="1.802cm" svg:height="0.706cm" svg:x="16.348cm" svg:y="3.094cm">
          <draw:text-box>
            <text:p text:style-name="P1"><text:span text:style-name="T1">SPQ</text:span></text:p>
          </draw:text-box>
        </draw:frame>
        <draw:line draw:style-name="gr3" draw:layer="layout" svg:x1="13cm" svg:y1="7.953cm" svg:x2="13cm" svg:y2="11.5cm">
          <text:p/>
        </draw:line>
        <draw:g>
          <draw:line draw:style-name="gr4" draw:layer="layout" svg:x1="13cm" svg:y1="10.3cm" svg:x2="16.5cm" svg:y2="10.3cm">
            <text:p/>
          </draw:line>
          <draw:frame draw:style-name="gr2" draw:text-style-name="P1" draw:layer="layout" svg:width="3.5cm" svg:height="0.706cm" svg:x="13cm" svg:y="9.647cm">
            <draw:text-box>
              <text:p text:style-name="P1"><text:span text:style-name="T1">T2</text:span></text:p>
            </draw:text-box>
          </draw:frame>
        </draw:g>
        <draw:line draw:style-name="gr3" draw:layer="layout" svg:x1="16.5cm" svg:y1="7.9cm" svg:x2="16.5cm" svg:y2="13.497cm">
          <text:p/>
        </draw:line>
        <draw:line draw:style-name="gr1" draw:layer="layout" svg:x1="9.5cm" svg:y1="6.5cm" svg:x2="9.5cm" svg:y2="4cm">
          <text:p/>
        </draw:line>
        <draw:line draw:style-name="gr1" draw:layer="layout" svg:x1="9.5cm" svg:y1="4cm" svg:x2="9.999cm" svg:y2="4cm">
          <text:p/>
        </draw:line>
        <draw:line draw:style-name="gr1" draw:layer="layout" svg:x1="10cm" svg:y1="6.5cm" svg:x2="10cm" svg:y2="4cm">
          <text:p/>
        </draw:line>
        <draw:line draw:style-name="gr1" draw:layer="layout" svg:x1="8cm" svg:y1="6.5cm" svg:x2="9.499cm" svg:y2="6.5cm">
          <text:p/>
        </draw:line>
        <draw:line draw:style-name="gr1" draw:layer="layout" svg:x1="7.5cm" svg:y1="6.5cm" svg:x2="7.5cm" svg:y2="4cm">
          <text:p/>
        </draw:line>
        <draw:line draw:style-name="gr1" draw:layer="layout" svg:x1="7.5cm" svg:y1="4cm" svg:x2="7.999cm" svg:y2="4cm">
          <text:p/>
        </draw:line>
        <draw:line draw:style-name="gr1" draw:layer="layout" svg:x1="8cm" svg:y1="6.5cm" svg:x2="8cm" svg:y2="4cm">
          <text:p/>
        </draw:line>
        <draw:line draw:style-name="gr3" draw:layer="layout" svg:x1="10cm" svg:y1="8cm" svg:x2="10cm" svg:y2="11.499cm">
          <text:p/>
        </draw:line>
        <draw:line draw:style-name="gr3" draw:layer="layout" svg:x1="9.5cm" svg:y1="8cm" svg:x2="9.5cm" svg:y2="11.499cm">
          <text:p/>
        </draw:line>
        <draw:line draw:style-name="gr3" draw:layer="layout" svg:x1="8cm" svg:y1="8cm" svg:x2="8cm" svg:y2="11.499cm">
          <text:p/>
        </draw:line>
        <draw:line draw:style-name="gr3" draw:layer="layout" svg:x1="7.5cm" svg:y1="8cm" svg:x2="7.5cm" svg:y2="11.499cm">
          <text:p/>
        </draw:line>
        <draw:line draw:style-name="gr4" draw:layer="layout" svg:x1="7.5cm" svg:y1="8.3cm" svg:x2="7.999cm" svg:y2="8.3cm">
          <text:p/>
        </draw:line>
        <draw:g>
          <draw:line draw:style-name="gr4" draw:layer="layout" svg:x1="8cm" svg:y1="10.3cm" svg:x2="9.499cm" svg:y2="10.3cm">
            <text:p/>
          </draw:line>
          <draw:frame draw:style-name="gr2" draw:layer="layout" svg:width="1.5cm" svg:height="0.706cm" svg:x="8cm" svg:y="9.647cm">
            <draw:text-box>
              <text:p text:style-name="P1"><text:span text:style-name="T1">CPI</text:span></text:p>
            </draw:text-box>
          </draw:frame>
        </draw:g>
        <draw:frame draw:style-name="gr2" draw:layer="layout" svg:width="1.156cm" svg:height="0.706cm" svg:x="7.344cm" svg:y="7.397cm">
          <draw:text-box>
            <text:p text:style-name="P1"><text:span text:style-name="T1">CPW</text:span></text:p>
          </draw:text-box>
        </draw:frame>
        <draw:frame draw:style-name="gr2" draw:layer="layout" svg:width="2.206cm" svg:height="0.706cm" svg:x="6.794cm" svg:y="3.294cm">
          <draw:text-box>
            <text:p text:style-name="P1"><text:span text:style-name="T1">CPQ</text:span></text:p>
          </draw:text-box>
        </draw:frame>
        <draw:frame draw:style-name="gr2" draw:layer="layout" svg:width="2.206cm" svg:height="0.706cm" svg:x="8.694cm" svg:y="3.344cm">
          <draw:text-box>
            <text:p text:style-name="P1"><text:span text:style-name="T1">CPQ</text:span></text:p>
          </draw:text-box>
        </draw:frame>
        <draw:g>
          <draw:line draw:style-name="gr4" draw:layer="layout" svg:x1="10cm" svg:y1="10.5cm" svg:x2="12.999cm" svg:y2="10.5cm">
            <text:p/>
          </draw:line>
          <draw:frame draw:style-name="gr5" draw:layer="layout" svg:width="3cm" svg:height="1cm" svg:x="10cm" svg:y="9.5cm">
            <draw:text-box>
              <text:p text:style-name="P1"><text:span text:style-name="T1">TJ</text:span></text:p>
            </draw:text-box>
          </draw:frame>
        </draw:g>
        <draw:line draw:style-name="gr1" draw:layer="layout" svg:x1="6cm" svg:y1="15.499cm" svg:x2="18cm" svg:y2="15.5cm">
          <text:p/>
        </draw:line>
        <draw:line draw:style-name="gr6" draw:text-style-name="P2" draw:layer="layout" svg:x1="27cm" svg:y1="15.5cm" svg:x2="18.5cm" svg:y2="15.5cm">
          <text:p/>
        </draw:line>
        <draw:line draw:style-name="gr6" draw:text-style-name="P2" draw:layer="layout" svg:x1="18.5cm" svg:y1="15.501cm" svg:x2="18.5cm" svg:y2="14.5cm">
          <text:p/>
        </draw:line>
        <draw:line draw:style-name="gr6" draw:text-style-name="P2" draw:layer="layout" svg:x1="18.5cm" svg:y1="14.5cm" svg:x2="18.001cm" svg:y2="14.5cm">
          <text:p/>
        </draw:line>
        <draw:line draw:style-name="gr6" draw:text-style-name="P2" draw:layer="layout" svg:x1="18cm" svg:y1="14.5cm" svg:x2="18cm" svg:y2="15.501cm">
          <text:p/>
        </draw:line>
        <draw:frame draw:style-name="gr7" draw:layer="layout" svg:width="3.306cm" svg:height="1.13cm" svg:x="2.347cm" svg:y="4.935cm">
          <draw:text-box>
            <text:p text:style-name="P1"><text:span text:style-name="T2">TX1</text:span></text:p>
          </draw:text-box>
        </draw:frame>
        <draw:frame draw:style-name="gr8" draw:text-style-name="P1" draw:layer="layout" svg:width="4.1cm" svg:height="2.146cm" svg:x="1.65cm" svg:y="13.502cm">
          <draw:text-box>
            <text:p text:style-name="P1"><text:span text:style-name="T2">AD.TRG</text:span></text:p>
            <text:p text:style-name="P1"><text:span text:style-name="T2">(adtrg=0)</text:span></text:p>
          </draw:text-box>
        </draw:frame>
        <draw:line draw:style-name="gr1" draw:layer="layout" svg:x1="6cm" svg:y1="6.5cm" svg:x2="7.499cm" svg:y2="6.5cm">
          <text:p/>
        </draw:line>
        <draw:line draw:style-name="gr3" draw:layer="layout" svg:x1="18cm" svg:y1="13.95cm" svg:x2="18cm" svg:y2="11.4cm">
          <text:p/>
        </draw:line>
        <draw:frame draw:style-name="gr7" draw:layer="layout" svg:width="18.5cm" svg:height="1.13cm" svg:x="6.75cm" svg:y="1.435cm">
          <draw:text-box>
            <text:p text:style-name="P1"><text:span text:style-name="T2">定型パルスの設定</text:span></text:p>
          </draw:text-box>
        </draw:frame>
        <draw:line draw:style-name="gr3" draw:layer="layout" svg:x1="13.5cm" svg:y1="8cm" svg:x2="13.5cm" svg:y2="9.5cm">
          <text:p/>
        </draw:line>
        <draw:g>
          <draw:line draw:style-name="gr4" draw:layer="layout" svg:x1="13cm" svg:y1="8.3cm" svg:x2="13.5cm" svg:y2="8.3cm">
            <text:p/>
          </draw:line>
          <draw:frame draw:style-name="gr9" draw:layer="layout" svg:width="0.5cm" svg:height="1.13cm" svg:x="13cm" svg:y="7.235cm">
            <draw:text-box>
              <text:p/>
            </draw:text-box>
          </draw:frame>
        </draw:g>
        <draw:frame draw:style-name="gr2" draw:layer="layout" svg:width="1.3cm" svg:height="0.706cm" svg:x="12.5cm" svg:y="7.294cm">
          <draw:text-box>
            <text:p text:style-name="P1"><text:span text:style-name="T1">fpw</text:span></text:p>
          </draw:text-box>
        </draw:frame>
        <draw:line draw:style-name="gr3" draw:layer="layout" svg:x1="18cm" svg:y1="8cm" svg:x2="18cm" svg:y2="9.5cm">
          <text:p/>
        </draw:line>
        <draw:g>
          <draw:line draw:style-name="gr4" draw:layer="layout" svg:x1="16.5cm" svg:y1="8.143cm" svg:x2="18.029cm" svg:y2="8.143cm">
            <text:p/>
          </draw:line>
          <draw:frame draw:style-name="gr9" draw:layer="layout" svg:width="1.529cm" svg:height="1.13cm" svg:x="16.5cm" svg:y="7.1cm">
            <draw:text-box>
              <text:p/>
            </draw:text-box>
          </draw:frame>
        </draw:g>
        <draw:frame draw:style-name="gr2" draw:layer="layout" svg:width="1.3cm" svg:height="0.706cm" svg:x="16.071cm" svg:y="7.198cm">
          <draw:text-box>
            <text:p text:style-name="P1"><text:span text:style-name="T1">spw</text:span></text:p>
          </draw:text-box>
        </draw:frame>
        <draw:line draw:style-name="gr1" draw:layer="layout" svg:x1="6.05cm" svg:y1="18.5cm" svg:x2="20cm" svg:y2="18.5cm">
          <text:p/>
        </draw:line>
        <draw:line draw:style-name="gr6" draw:text-style-name="P2" draw:layer="layout" svg:x1="27cm" svg:y1="18.501cm" svg:x2="20.5cm" svg:y2="18.5cm">
          <text:p/>
        </draw:line>
        <draw:line draw:style-name="gr6" draw:text-style-name="P2" draw:layer="layout" svg:x1="20.5cm" svg:y1="18.5cm" svg:x2="20.5cm" svg:y2="17.499cm">
          <text:p/>
        </draw:line>
        <draw:line draw:style-name="gr6" draw:text-style-name="P2" draw:layer="layout" svg:x1="20.5cm" svg:y1="17.5cm" svg:x2="20.001cm" svg:y2="17.5cm">
          <text:p/>
        </draw:line>
        <draw:line draw:style-name="gr6" draw:text-style-name="P2" draw:layer="layout" svg:x1="20cm" svg:y1="17.499cm" svg:x2="20cm" svg:y2="18.5cm">
          <text:p/>
        </draw:line>
        <draw:g>
          <draw:line draw:style-name="gr4" draw:layer="layout" svg:x1="16.5cm" svg:y1="10.453cm" svg:x2="20cm" svg:y2="10.453cm">
            <text:p/>
          </draw:line>
          <draw:frame draw:style-name="gr2" draw:text-style-name="P1" draw:layer="layout" svg:width="3.5cm" svg:height="0.706cm" svg:x="16.5cm" svg:y="9.8cm">
            <draw:text-box>
              <text:p text:style-name="P1"><text:span text:style-name="T1">T2+ADOFF</text:span></text:p>
            </draw:text-box>
          </draw:frame>
        </draw:g>
        <draw:line draw:style-name="gr3" draw:layer="layout" svg:x1="20.024cm" svg:y1="16.95cm" svg:x2="20cm" svg:y2="10cm">
          <text:p/>
        </draw:line>
        <draw:line draw:style-name="gr3" draw:layer="layout" svg:x1="18cm" svg:y1="13.95cm" svg:x2="18cm" svg:y2="11.4cm">
          <text:p/>
        </draw:line>
        <draw:frame draw:style-name="gr10" draw:text-style-name="P1" draw:layer="layout" svg:width="4.1cm" svg:height="3.162cm" svg:x="1.8cm" svg:y="16.219cm">
          <draw:text-box>
            <text:p text:style-name="P1"><text:span text:style-name="T2">AD.TRG</text:span></text:p>
            <text:p text:style-name="P1"><text:span text:style-name="T2">(adtrg=1)</text:span></text:p>
          </draw:text-box>
        </draw:frame>
        <draw:frame draw:style-name="gr11" draw:text-style-name="P3" draw:layer="layout" svg:width="5.806cm" svg:height="1.536cm" svg:x="11.694cm" svg:y="14.4cm">
          <draw:text-box>
            <text:p text:style-name="P1"><text:span text:style-name="T3">AD.TRG (width = 1microsecon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1" svg:font-family="'ＭＳ ゴシック'"/>
    <style:font-face style:name="Liberation Sans1" svg:font-family="'Liberation Sans'" style:font-pitch="variable"/>
    <style:font-face style:name="Mangal1" svg:font-family="Mangal" style:font-pitch="variable"/>
    <style:font-face style:name="ＭＳ ゴシック" svg:font-family="'ＭＳ ゴシック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Windows_x86 LibreOffice_project/8a35821d8636a03b8bf4e15b48f59794652c68ba</meta:generator>
    <dc:date>2015-05-14T16:52:36.499000000</dc:date>
    <dc:creator>hatagawa yasuhiro</dc:creator>
    <meta:editing-duration>PT19M39S</meta:editing-duration>
    <meta:editing-cycles>2</meta:editing-cycles>
    <meta:document-statistic meta:object-count="69"/>
  </office:meta>
</office:document-meta>
</file>